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ERENO RAMOS JESSIE TIFFA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24112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71241129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26542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ERENO RAMOS JESSIE TIFFA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24112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28495631</text:p>
          </table:table-cell>
          <table:table-cell table:style-name="Tabla2.D3" office:value-type="string">
            <text:p text:style-name="P17">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25:5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